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mands for serpint</text:p>
      <text:p text:style-name="Standard"/>
      <text:p text:style-name="Standard">serpint gpiotoserial serial port</text:p>
      <text:p text:style-name="Standard"><text:tab/>This command starts a GPIOINTERP processor on the</text:p>
      <text:p text:style-name="Standard"><text:tab/>serial port serial (i.e. ttyS44) and using the port</text:p>
      <text:p text:style-name="Standard"><text:tab/>port (i.e. 4444) as a loopback port</text:p>
      <text:p text:style-name="Standard"/>
      <text:p text:style-name="Standard">serpint serialtosock serial port</text:p>
      <text:p text:style-name="Standard"><text:tab/>This command forwards data going to/from the serial</text:p>
      <text:p text:style-name="Standard"><text:tab/>port serial (i.e. ttyS44) to the socket port (i.e.</text:p>
      <text:p text:style-name="Standard"><text:tab/>4445)</text:p>
      <text:p text:style-name="Standard"/>
      <text:p text:style-name="Standard">serpint socktoserial serial host port</text:p>
      <text:p text:style-name="Standard"><text:tab/>This command creates a virtual serial port from the</text:p>
      <text:p text:style-name="Standard"><text:tab/>data coming over the socket host:port (from a call</text:p>
      <text:p text:style-name="Standard"><text:tab/>to serpint.py serialtosock)</text:p>
      <text:p text:style-name="Standard"/>
      <text:p text:style-name="Standard">serpint serialformatbridge serial port</text:p>
      <text:p text:style-name="Standard"><text:s/>serial2 module</text:p>
      <text:p text:style-name="Standard"><text:tab/>This command creates a bridge from serial (i.e. </text:p>
      <text:p text:style-name="Standard"><text:tab/>ttyS45) to serial2 (i.e. ttyS46) over port port </text:p>
      <text:p text:style-name="Standard"><text:tab/>(i.e. 4446) using the sfb format module module (i.e.</text:p>
      <text:p text:style-name="Standard"><text:tab/>/home/pi/Desktop/serpint/sfb/sfb_scratch.py)</text:p>
      <text:p text:style-name="Standard"/>
      <text:p text:style-name="Standard">serpint help [option]</text:p>
      <text:p text:style-name="Standard"><text:tab/>This command displays help about serpint, optionally</text:p>
      <text:p text:style-name="Standard"><text:tab/>in the category option (one out of this list:</text:p>
      <text:p text:style-name="Standard"><text:tab/><text:tab/>devinfo</text:p>
      <text:p text:style-name="Standard"><text:tab/><text:tab/>sfbinfo</text:p>
      <text:p text:style-name="Standard"><text:tab/>.)</text:p>
      <text:p text:style-name="Standard"/>
      <text:p text:style-name="Standard">serpint cleanup</text:p>
      <text:p text:style-name="Standard"><text:tab/>This command cleans up (removes) all virtual serial</text:p>
      <text:p text:style-name="Standard"><text:tab/>ports on the system.</text:p>
      <text:p text:style-name="Standard"/>
      <text:p text:style-name="Standard">serpint removeport port</text:p>
      <text:p text:style-name="Standard"><text:tab/>This command removes [closes] the TCPIP port 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Goessling</meta:initial-creator>
    <meta:creation-date>2012-08-16T12:48:44</meta:creation-date>
    <dc:date>2012-08-30T11:02:49.46</dc:date>
    <meta:editing-duration>PT6M24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1" meta:paragraph-count="30" meta:word-count="158" meta:character-count="1050"/>
  </office:meta>
</office:document-meta>
</file>